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, Consolas," svg:font-family="'', Consolas,', 'Courier New', ', monospace', 'font-weight: normal', 'font-size: 16px', 'line-height: 22px', 'white-space: pre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ed6a" officeooo:paragraph-rsid="0016ed6a"/>
    </style:style>
    <style:style style:name="P2" style:family="paragraph" style:parent-style-name="Standard">
      <style:text-properties style:font-name="Arial" fo:font-size="14pt" fo:font-weight="bold" officeooo:rsid="00149591" officeooo:paragraph-rsid="00149591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4pt" fo:font-weight="bold" officeooo:rsid="0016152e" officeooo:paragraph-rsid="0016152e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4pt" fo:font-weight="bold" officeooo:rsid="0016ed6a" officeooo:paragraph-rsid="0016ed6a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rial" fo:font-size="14pt" fo:font-weight="normal" officeooo:rsid="00149591" officeooo:paragraph-rsid="00149591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Arial" fo:font-size="14pt" fo:font-weight="normal" officeooo:rsid="00149591" officeooo:paragraph-rsid="001df0f1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Arial" fo:font-size="14pt" fo:font-weight="normal" officeooo:rsid="0016152e" officeooo:paragraph-rsid="0016152e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Arial" fo:font-size="14pt" style:font-size-asian="14pt" style:font-size-complex="14pt"/>
    </style:style>
    <style:style style:name="P9" style:family="paragraph" style:parent-style-name="Standard">
      <style:text-properties style:font-name="Arial" fo:font-size="14pt" officeooo:rsid="0016ed6a" officeooo:paragraph-rsid="0016ed6a" style:font-size-asian="14pt" style:font-size-complex="14pt"/>
    </style:style>
    <style:style style:name="P10" style:family="paragraph" style:parent-style-name="Standard">
      <style:text-properties style:font-name="Arial" fo:font-size="14pt" officeooo:rsid="00183f44" officeooo:paragraph-rsid="00183f44" style:font-size-asian="14pt" style:font-size-complex="14pt"/>
    </style:style>
    <style:style style:name="P11" style:family="paragraph" style:parent-style-name="Standard">
      <style:text-properties style:font-name="Arial" officeooo:paragraph-rsid="001abd84"/>
    </style:style>
    <style:style style:name="T1" style:family="text">
      <style:text-properties officeooo:rsid="00157028"/>
    </style:style>
    <style:style style:name="T2" style:family="text">
      <style:text-properties officeooo:rsid="0016bd5b"/>
    </style:style>
    <style:style style:name="T3" style:family="text">
      <style:text-properties fo:color="#66d9ef" style:font-name="', Consolas," fo:background-color="#272822" loext:char-shading-value="0"/>
    </style:style>
    <style:style style:name="T4" style:family="text">
      <style:text-properties fo:color="#f8f8f2" style:font-name="', Consolas," fo:background-color="#272822" loext:char-shading-value="0"/>
    </style:style>
    <style:style style:name="T5" style:family="text">
      <style:text-properties fo:color="#f8f8f2" style:font-name="', Consolas," fo:font-size="14pt" fo:font-weight="normal" officeooo:rsid="001abd84" fo:background-color="#272822" loext:char-shading-value="0" style:font-size-asian="14pt" style:font-weight-asian="normal" style:font-size-complex="14pt" style:font-weight-complex="normal"/>
    </style:style>
    <style:style style:name="T6" style:family="text">
      <style:text-properties fo:color="#ae81ff" style:font-name="', Consolas," fo:background-color="#272822" loext:char-shading-value="0"/>
    </style:style>
    <style:style style:name="T7" style:family="text">
      <style:text-properties officeooo:rsid="0017d8e2"/>
    </style:style>
    <style:style style:name="T8" style:family="text">
      <style:text-properties officeooo:rsid="00183f44"/>
    </style:style>
    <style:style style:name="T9" style:family="text">
      <style:text-properties officeooo:rsid="0019c172"/>
    </style:style>
    <style:style style:name="T10" style:family="text">
      <style:text-properties officeooo:rsid="001abd84"/>
    </style:style>
    <style:style style:name="T11" style:family="text">
      <style:text-properties fo:font-size="14pt" fo:font-weight="normal" officeooo:rsid="001abd84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limateCorps Brand &amp; Style Guidelines</text:p>
      <text:p text:style-name="P2"/>
      <text:p text:style-name="P2">Primary – Green</text:p>
      <text:p text:style-name="P5"><text:span text:style-name="T10">light: </text:span>#70BE4E</text:p>
      <text:p text:style-name="P11"><text:span text:style-name="T11">dark: rgba(12, 11, 11, 0.562);</text:span></text:p>
      <text:p text:style-name="P2"/>
      <text:p text:style-name="P2">Secondary – Blue</text:p>
      <text:p text:style-name="P5"><text:span text:style-name="T1">lighter: </text:span>#477CBF, <text:span text:style-name="T1">dark: # 2C6BB4,</text:span></text:p>
      <text:p text:style-name="P6"><text:span text:style-name="T1">darker: #1c3557</text:span></text:p>
      <text:p text:style-name="P2"/>
      <text:p text:style-name="P2">Neutral – Brown </text:p>
      <text:p text:style-name="P5">#CEB8A4</text:p>
      <text:p text:style-name="P2"/>
      <text:p text:style-name="P2">Text background – White</text:p>
      <text:p text:style-name="P5">#F5F1EA</text:p>
      <text:p text:style-name="P2"/>
      <text:p text:style-name="P2">Text- Grey</text:p>
      <text:p text:style-name="P7">#<text:span text:style-name="T2">0a0a0a</text:span></text:p>
      <text:p text:style-name="P3"/>
      <text:p text:style-name="P4">Callout – red</text:p>
      <text:p text:style-name="P8">rgb(172, 10, 10);</text:p>
      <text:p text:style-name="P8"/>
      <text:p text:style-name="P4">Font-<text:span text:style-name="T8">family:</text:span></text:p>
      <text:p text:style-name="P9">p/<text:span text:style-name="T8">text</text:span>: Gill Sans</text:p>
      <text:p text:style-name="P9">headers: <text:span text:style-name="T9">arial narrow</text:span></text:p>
      <text:p text:style-name="P10">Links: apple system</text:p>
      <text:p text:style-name="P10"/>
      <text:p text:style-name="P10"/>
      <text:p text:style-name="P10"/>
      <text:p text:style-name="P9"/>
      <text:p text:style-name="P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, Consolas," svg:font-family="'', Consolas,', 'Courier New', ', monospace', 'font-weight: normal', 'font-size: 16px', 'line-height: 22px', 'white-space: pre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0T10:26:09.028000000</meta:creation-date>
    <dc:date>2021-09-01T09:12:33.665000000</dc:date>
    <meta:editing-duration>PT22H3M50S</meta:editing-duration>
    <meta:editing-cycles>1</meta:editing-cycles>
    <meta:document-statistic meta:table-count="0" meta:image-count="0" meta:object-count="0" meta:page-count="1" meta:paragraph-count="19" meta:word-count="48" meta:character-count="329" meta:non-whitespace-character-count="294"/>
    <meta:generator>LibreOffice/6.2.8.2$Windows_X86_64 LibreOffice_project/f82ddfca21ebc1e222a662a32b25c0c9d20169ee</meta:generator>
  </office:meta>
</office:document-meta>
</file>